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59ec" officeooo:paragraph-rsid="000159e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59ec" officeooo:paragraph-rsid="000159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59ec" officeooo:paragraph-rsid="000159e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b0d3" officeooo:paragraph-rsid="0003b0d3" style:font-weight-asian="bold" style:font-weight-complex="bold"/>
    </style:style>
    <style:style style:name="P5" style:family="paragraph" style:parent-style-name="Standard">
      <style:text-properties fo:font-size="18pt" fo:font-weight="bold" officeooo:rsid="000159ec" officeooo:paragraph-rsid="000159ec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officeooo:rsid="00030573"/>
    </style:style>
    <style:style style:name="T2" style:family="text">
      <style:text-properties officeooo:rsid="0003b0d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3f82a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03f82a" style:font-size-asian="16pt" style:font-weight-asian="normal" style:font-size-complex="16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Formula">
      <style:graphic-properties style:wrap="parallel" style:number-wrapped-paragraphs="no-limit" style:wrap-contour="false" style:vertical-pos="from-top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lution</text:p>
      <text:p text:style-name="P5"/>
      <text:p text:style-name="P1">a. </text:p>
      <text:p text:style-name="P2"><draw:line text:anchor-type="paragraph" draw:z-index="5" draw:name="Shape4" draw:style-name="gr3" draw:text-style-name="P6" svg:x1="3.4882in" svg:y1="0.2083in" svg:x2="3.4882in" svg:y2="0.448in"><text:p/></draw:line><draw:frame draw:style-name="fr2" draw:name="Object1" text:anchor-type="as-char" svg:y="-0.1484in" svg:width="0.480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line text:anchor-type="paragraph" draw:z-index="2" draw:name="Shape3" draw:style-name="gr3" draw:text-style-name="P6" svg:x1="2.2484in" svg:y1="0.0472in" svg:x2="2.2484in" svg:y2="1.3165in"><text:p/></draw:line><draw:line text:anchor-type="paragraph" draw:z-index="1" draw:name="Shape2" draw:style-name="gr3" draw:text-style-name="P6" svg:x1="4.5295in" svg:y1="0.0472in" svg:x2="2.2484in" svg:y2="0.0472in"><text:p/></draw:line><draw:line text:anchor-type="paragraph" draw:z-index="3" draw:name="Shape3" draw:style-name="gr3" draw:text-style-name="P6" svg:x1="4.5299in" svg:y1="0.0472in" svg:x2="4.5299in" svg:y2="0.9417in"><text:p/></draw:line></text:p>
      <text:p text:style-name="P2"/>
      <text:p text:style-name="P2"/>
      <text:p text:style-name="P2"/>
      <text:p text:style-name="P2"/>
      <text:p text:style-name="P3"><draw:line text:anchor-type="paragraph" draw:z-index="6" draw:name="Shape1" draw:style-name="gr2" draw:text-style-name="P7" svg:x1="1.5299in" svg:y1="0.3583in" svg:x2="2.8843in" svg:y2="0.3583in"><text:p/></draw:line><text:s text:c="46"/><draw:frame draw:style-name="fr2" draw:name="Object2" text:anchor-type="as-char" svg:y="-0.1484in" svg:width="0.4807in" svg:height="0.2091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text:s text:c="47"/><text:span text:style-name="T1">5</text:span></text:p>
      <text:p text:style-name="P3"><draw:line text:anchor-type="paragraph" draw:z-index="8" draw:name="Shape5" draw:style-name="gr2" draw:text-style-name="P6" svg:x1="2.8839in" svg:y1="0.1425in" svg:x2="2.8839in" svg:y2="0.3614in"><text:p/></draw:line><draw:line text:anchor-type="paragraph" draw:z-index="7" draw:name="Shape5" draw:style-name="gr2" draw:text-style-name="P6" svg:x1="1.5299in" svg:y1="0.1425in" svg:x2="1.5299in" svg:y2="0.7469in"><text:p/></draw:line></text:p>
      <text:p text:style-name="P3"/>
      <text:p text:style-name="P3"><draw:line text:anchor-type="paragraph" draw:z-index="10" draw:name="Shape6" draw:style-name="gr2" draw:text-style-name="P6" svg:x1="0.811in" svg:y1="0.3634in" svg:x2="2.2693in" svg:y2="0.3634in"><text:p/></draw:line><draw:line text:anchor-type="paragraph" draw:z-index="11" draw:name="Shape5" draw:style-name="gr2" draw:text-style-name="P6" svg:x1="0.811in" svg:y1="0.3634in" svg:x2="0.811in" svg:y2="0.5823in"><text:p/></draw:line><draw:line text:anchor-type="paragraph" draw:z-index="12" draw:name="Shape5" draw:style-name="gr2" draw:text-style-name="P6" svg:x1="2.2693in" svg:y1="0.3634in" svg:x2="2.2693in" svg:y2="0.9677in"><text:p/></draw:line><draw:line text:anchor-type="paragraph" draw:z-index="13" draw:name="Shape6" draw:style-name="gr2" draw:text-style-name="P6" svg:x1="1.5508in" svg:y1="0.9673in" svg:x2="3.0091in" svg:y2="0.9673in"><text:p/></draw:line><draw:line text:anchor-type="paragraph" draw:z-index="14" draw:name="Shape5" draw:style-name="gr2" draw:text-style-name="P6" svg:x1="1.5508in" svg:y1="0.9673in" svg:x2="1.5508in" svg:y2="1.1862in"><text:p/></draw:line><draw:line text:anchor-type="paragraph" draw:z-index="15" draw:name="Shape5" draw:style-name="gr2" draw:text-style-name="P6" svg:x1="3.0091in" svg:y1="0.9673in" svg:x2="3.0091in" svg:y2="1.1862in"><text:p/></draw:line><text:s text:c="29"/><draw:frame draw:style-name="fr2" draw:name="Object3" text:anchor-type="as-char" svg:y="-0.1484in" svg:width="0.4846in" svg:height="0.2091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text:s text:c="23"/><text:span text:style-name="T1">15</text:span></text:p>
      <text:p text:style-name="P3"/>
      <text:p text:style-name="P3"/>
      <text:p text:style-name="P3"><text:s text:c="18"/><text:span text:style-name="T2">3 <text:s text:c="26"/></text:span><text:span text:style-name="T2"><draw:frame draw:style-name="fr2" draw:name="Object4" text:anchor-type="as-char" svg:y="-0.1484in" svg:width="0.4846in" svg:height="0.2091in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<text:s/></text:span></text:p>
      <text:p text:style-name="P3"/>
      <text:p text:style-name="P3"/>
      <text:p text:style-name="P3"><text:s text:c="35"/><text:span text:style-name="T2">10 <text:s text:c="31"/>0</text:span></text:p>
      <text:p text:style-name="P3"/>
      <text:p text:style-name="P3"/>
      <text:p text:style-name="P4"/>
      <text:p text:style-name="P4">b. </text:p>
      <text:p text:style-name="P4"><draw:line text:anchor-type="paragraph" draw:z-index="17" draw:name="Shape7" draw:style-name="gr1" draw:text-style-name="P6" svg:x1="0.7173in" svg:y1="0.1335in" svg:x2="5.2276in" svg:y2="0.1335in"><text:p/></draw:line><draw:line text:anchor-type="paragraph" draw:z-index="19" draw:name="Shape8" draw:style-name="gr1" draw:text-style-name="P6" svg:x1="0.7173in" svg:y1="0.1335in" svg:x2="0.7382in" svg:y2="2.5606in"><text:p/></draw:line><draw:line text:anchor-type="paragraph" draw:z-index="20" draw:name="Shape8" draw:style-name="gr1" draw:text-style-name="P6" svg:x1="5.228in" svg:y1="0.1335in" svg:x2="5.2697in" svg:y2="2.5299in"><text:p/></draw:line></text:p>
      <text:p text:style-name="P4"/>
      <text:p text:style-name="P4"><text:s text:c="63"/><text:span text:style-name="T7"><text:s text:c="2"/>2.49</text:span></text:p>
      <text:p text:style-name="P4"/>
      <text:p text:style-name="P4"><draw:line text:anchor-type="paragraph" draw:z-index="18" draw:name="Shape7" draw:style-name="gr1" draw:text-style-name="P6" svg:x1="0.7382in" svg:y1="0.148in" svg:x2="5.228in" svg:y2="0.148in"><text:p/></draw:line><draw:line text:anchor-type="paragraph" draw:z-index="23" draw:name="Shape9" draw:style-name="gr1" draw:text-style-name="P6" svg:x1="2.2071in" svg:y1="0.148in" svg:x2="2.2071in" svg:y2="0.9398in"><text:p/></draw:line><draw:line text:anchor-type="paragraph" draw:z-index="24" draw:name="Shape9" draw:style-name="gr1" draw:text-style-name="P6" svg:x1="3.9882in" svg:y1="0.9398in" svg:x2="3.9882in" svg:y2="1.7315in"><text:p/></draw:line><text:s text:c="13"/><text:span text:style-name="T3">2</text:span></text:p>
      <text:p text:style-name="P4"><text:span text:style-name="T3"><text:s text:c="9"/></text:span></text:p>
      <text:p text:style-name="P4"><text:span text:style-name="T3"><text:s/></text:span><text:span text:style-name="T3"><draw:frame draw:style-name="fr1" draw:name="Object5" text:anchor-type="as-char" svg:y="-0.15in" svg:width="0.2583in" svg:height="0.2091in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<text:s text:c="13"/></text:span><text:span text:style-name="T5">- 1.06 <text:s text:c="34"/>0.21</text:span></text:p>
      <text:p text:style-name="P4"><draw:line text:anchor-type="paragraph" draw:z-index="21" draw:name="Shape7" draw:style-name="gr1" draw:text-style-name="P6" svg:x1="0.7173in" svg:y1="0.1492in" svg:x2="5.2276in" svg:y2="0.1492in"><text:p/></draw:line><draw:line text:anchor-type="paragraph" draw:z-index="22" draw:name="Shape7" draw:style-name="gr1" draw:text-style-name="P6" svg:x1="0.7382in" svg:y1="0.9535in" svg:x2="5.2693in" svg:y2="0.9535in"><text:p/></draw:line><text:span text:style-name="T5"><text:s text:c="10"/></text:span><text:span text:style-name="T3">1</text:span></text:p>
      <text:p text:style-name="P4"><text:span text:style-name="T3"/></text:p>
      <text:p text:style-name="P4"><text:span text:style-name="T3"><text:s text:c="35"/></text:span><text:span text:style-name="T5"><text:s/>- </text:span><text:span text:style-name="T6">1.80 <text:s text:c="33"/>0.63</text:span></text:p>
      <text:p text:style-name="P4"><text:span text:style-name="T6"/></text:p>
      <text:p text:style-name="P4"><text:span text:style-name="T6"><text:s text:c="40"/></text:span><text:span text:style-name="T4">0 <text:s text:c="28"/>1</text:span></text:p>
      <text:p text:style-name="P4"><text:span text:style-name="T4"><text:s text:c="57"/></text:span><text:span text:style-name="T4"><draw:frame draw:style-name="fr1" draw:name="Object6" text:anchor-type="as-char" svg:y="-0.1484in" svg:width="0.2575in" svg:height="0.2091in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6T16:25:20.380162849</meta:creation-date>
    <dc:date>2019-10-06T17:25:28.962230483</dc:date>
    <meta:editing-duration>PT9S</meta:editing-duration>
    <meta:editing-cycles>1</meta:editing-cycles>
    <meta:document-statistic meta:table-count="0" meta:image-count="0" meta:object-count="6" meta:page-count="1" meta:paragraph-count="16" meta:word-count="19" meta:character-count="649" meta:non-whitespace-character-count="45"/>
    <meta:generator>LibreOffice/6.3.2.2$Linux_X86_64 LibreOffice_project/25aaf1ddce300f673870e0f45168bdf5ba1c5316</meta:generator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≤</mo>
      <mn>1</mn>
    </mrow>
    <annotation encoding="StarMath 5.0">X_{1} &lt;= 1</annotation>
  </semantics>
</math>
</file>

<file path=Object 2/content.xml><?xml version="1.0" encoding="utf-8"?>
<math xmlns="http://www.w3.org/1998/Math/MathML" display="block">
  <semantics>
    <mrow>
      <msub>
        <mi>X</mi>
        <mn>2</mn>
      </msub>
      <mo stretchy="false">≤</mo>
      <mn>1</mn>
    </mrow>
    <annotation encoding="StarMath 5.0">X_{2} &lt;= 1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≤</mo>
      <mn>0</mn>
    </mrow>
    <annotation encoding="StarMath 5.0">X_{1} &lt;= 0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≤</mo>
      <mn>0</mn>
    </mrow>
    <annotation encoding="StarMath 5.0">X_{2} &lt;= 0</annotation>
  </semantics>
</math>
</file>

<file path=Object 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{1}</annotation>
  </semantics>
</math>
</file>